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77e" officeooo:paragraph-rsid="0006b77e"/>
    </style:style>
    <style:style style:name="P2" style:family="paragraph" style:parent-style-name="Standard">
      <style:paragraph-properties fo:text-align="center" style:justify-single-word="false"/>
      <style:text-properties officeooo:rsid="0006b77e" officeooo:paragraph-rsid="0006b77e"/>
    </style:style>
    <style:style style:name="P3" style:family="paragraph" style:parent-style-name="Standard">
      <style:text-properties fo:font-size="16pt" officeooo:rsid="0006b77e" officeooo:paragraph-rsid="0006b77e" style:font-size-asian="16pt" style:font-size-complex="16pt"/>
    </style:style>
    <style:style style:name="P4" style:family="paragraph" style:parent-style-name="Standard">
      <style:text-properties officeooo:rsid="0006b77e" officeooo:paragraph-rsid="000863f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086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asz Michalski 200502</text:p>
      <text:p text:style-name="P2"/>
      <text:p text:style-name="P2"/>
      <text:p text:style-name="P2"><text:tab/><text:span text:style-name="T1">Sprawozdanie </text:span></text:p>
      <text:p text:style-name="P1"/>
      <text:p text:style-name="P3"/>
      <text:p text:style-name="P1"/>
      <text:p text:style-name="P4"><text:tab/>Celem zadania było napisanie <text:span text:style-name="T2">tablicy hashujacej stringa do ascii. </text:span></text:p>
      <text:p text:style-name="P4"><text:span text:style-name="T2"><text:tab/></text:span></text:p>
      <text:p text:style-name="P4"><text:span text:style-name="T2"><text:tab/>Moj algorytm zamienia stringa na ciag liczb, a następnie hashuje go do tablicy odpowiedniej wielkosci. Stringi przyjmuje ze stworzonej tablicy stringow. W tej tablicy stringi odpowiedniej dlugosci, składające się ze znaków od ‘A’ do ‘Z’. Znaki do stringa zapisywane są losowo funkcją rand().</text:span></text:p>
      <text:p text:style-name="P1"><text:tab/><text:span text:style-name="T2">Do tego zadania nie mam wykresów, ponieważ wynik wyszukiwania elementu kształtuje się tak jak zakładano, a mianowicie w czasie jednostkowym, rzędu (0,006ms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55:42.647110980</meta:creation-date>
    <dc:date>2017-05-25T12:29:24.682705301</dc:date>
    <meta:editing-duration>PT15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8" meta:character-count="556" meta:non-whitespace-character-count="475"/>
  </office:meta>
</office:document-meta>
</file>